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h text:style-name="Heading_20_1" text:outline-level="1">LiSA vs. Bridge + 8021q</text:h>
      <text:h text:style-name="Heading_20_2" text:outline-level="2">Port Trunk with Bridge + 8021q Example</text:h>
      <text:h text:style-name="Heading_20_1" text:outline-level="1">User Space Architecture</text:h>
      <text:h text:style-name="Heading_20_1" text:outline-level="1">Kernel Space Architecture</text:h>
      <text:h text:style-name="Heading_20_2" text:outline-level="2">Minimum Data Copy Optimization</text:h>
      <text:h text:style-name="Heading_20_2" text:outline-level="2">Packet "Post‑Processing"</text:h>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compatibility hack that provides compatibility with older driver. The latter was added in late 2.4 kernels and is the preferred (and standard) framework for 2.6 kernels, because of its great features. The two frameworks are different only in the RX (and not the TX) part.</text:p>
      <text:p text:style-name="Text_20_body">I'll briefly explain the NAPI RX framework<text:note text:id="ftn0" text:note-class="footnote"><text:note-citation>1</text:note-citation><text:note-body><text:p text:style-name="Footnote">Detailed descriptions of both SoftNET and NAPI can be found in the full LiSA paper available on http://lisa.ines.ro/.</text:p></text:note-body></text:note>, using the (simple) 8139too driver as an example.</text:p>
      <text:h text:style-name="Heading_20_2" text:outline-level="2">Generic and Protocol‑Specific Handlers</text:h>
      <text:h text:style-name="Heading_20_2" text:outline-level="2">Packet "Post-Processing"</text:h>
      <text:h text:style-name="Heading_20_1" text:outline-level="1">Perform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5-12-05T23:57:12</dc:date>
    <dc:language>en-US</dc:language>
    <meta:editing-cycles>7</meta:editing-cycles>
    <meta:editing-duration>PT4H45M37S</meta:editing-duration>
    <meta:user-defined meta:name="Info 1"/>
    <meta:user-defined meta:name="Info 2"/>
    <meta:user-defined meta:name="Info 3"/>
    <meta:user-defined meta:name="Info 4"/>
    <meta:document-statistic meta:table-count="0" meta:image-count="0" meta:object-count="0" meta:page-count="2" meta:paragraph-count="17" meta:word-count="472" meta:character-count="2962"/>
  </office:meta>
</office:document-meta>
</file>